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5625in" table:align="left"/>
    </style:style>
    <style:style style:name="Table1.A" style:family="table-column">
      <style:table-column-properties style:column-width="3.5313in"/>
    </style:style>
    <style:style style:name="Table1.B" style:family="table-column">
      <style:table-column-properties style:column-width="1.0313in"/>
    </style:style>
    <style:style style:name="Table1.A1" style:family="table-cell">
      <style:table-cell-properties fo:padding="0.0201in" fo:border-left="1.3pt solid #000000" fo:border-right="none" fo:border-top="1.05pt solid #000000" fo:border-bottom="1.05pt solid #000000" style:writing-mode="page"/>
    </style:style>
    <style:style style:name="Table1.B1" style:family="table-cell">
      <style:table-cell-properties fo:padding="0.0201in" fo:border-left="1.05pt solid #000000" fo:border-right="0.3pt solid #000000" fo:border-top="1.05pt solid #000000" fo:border-bottom="1.05pt solid #000000" style:writing-mode="page"/>
    </style:style>
    <style:style style:name="Table1.A2" style:family="table-cell">
      <style:table-cell-properties fo:padding="0.0201in" fo:border-left="1.3pt solid #000000" fo:border-right="none" fo:border-top="none" fo:border-bottom="1.05pt solid #000000" style:writing-mode="page"/>
    </style:style>
    <style:style style:name="Table1.B2" style:family="table-cell">
      <style:table-cell-properties fo:padding="0.0201in" fo:border-left="1.05pt solid #000000" fo:border-right="0.3pt solid #000000" fo:border-top="none" fo:border-bottom="1.05pt solid #000000" style:writing-mode="page"/>
    </style:style>
    <style:style style:name="Table1.A12" style:family="table-cell">
      <style:table-cell-properties fo:padding="0.0201in" fo:border-left="1.3pt solid #000000" fo:border-right="none" fo:border-top="none" fo:border-bottom="0.55pt solid #000000" style:writing-mode="page"/>
    </style:style>
    <style:style style:name="Table1.B12" style:family="table-cell">
      <style:table-cell-properties fo:padding="0.0201in" fo:border-left="1.05pt solid #000000" fo:border-right="0.3pt solid #000000" fo:border-top="none" fo:border-bottom="0.55pt solid #000000" style:writing-mode="page"/>
    </style:style>
    <style:style style:name="P1" style:family="paragraph" style:parent-style-name="Standard">
      <style:text-properties officeooo:rsid="0016514b" officeooo:paragraph-rsid="0016514b"/>
    </style:style>
    <style:style style:name="P2" style:family="paragraph" style:parent-style-name="Standard">
      <style:text-properties officeooo:paragraph-rsid="0016514b"/>
    </style:style>
    <style:style style:name="P3" style:family="paragraph" style:parent-style-name="Table_20_Contents">
      <style:text-properties fo:font-weight="bold" officeooo:rsid="0017c598" officeooo:paragraph-rsid="0017c598" style:font-weight-asian="bold" style:font-weight-complex="bold"/>
    </style:style>
    <style:style style:name="T1" style:family="text">
      <style:text-properties officeooo:rsid="0017c598"/>
    </style:style>
    <style:style style:name="T2" style:family="text">
      <style:text-properties officeooo:rsid="00194325"/>
    </style:style>
    <style:style style:name="T3" style:family="text">
      <style:text-properties officeooo:rsid="001b22cb"/>
    </style:style>
    <style:style style:name="T4" style:family="text">
      <style:text-properties fo:font-size="18pt" style:text-underline-style="solid" style:text-underline-width="auto" style:text-underline-color="font-color" fo:font-weight="bold" officeooo:rsid="0016514b" style:font-size-asian="18pt" style:font-weight-asian="bold" style:font-size-complex="1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4">Making phone calls</text:span></text:p>
      <text:p text:style-name="Standard"><text:tab/><text:tab/><text:tab/><text:tab/><text:tab/><text:span text:style-name="T4">Criteria grid</text:span></text:p>
      <text:p text:style-name="Standard"/>
      <text:p text:style-name="Standard"/>
      <text:p text:style-name="P1">In order to prepare for your first oral exam, in which you will have to make a phone call, here is a grid listing everything (or almost everything <text:span text:style-name="T1">) </text:span>you need to know.</text:p>
      <text:p text:style-name="P1">You just need to tick the grid as we go along and once everything has been ticked, that means you are ready! </text:p>
      <text:p text:style-name="P1">Of course, be prepared, for some items in the grid, to add some personal time if necessary…</text:p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Line94282062858736">
          <table:table-cell table:style-name="Table1.A1" office:value-type="string">
            <text:p text:style-name="P3"><text:s/>To make phone calls, you need to know how to :</text:p>
          </table:table-cell>
          <table:table-cell table:style-name="Table1.B1" office:value-type="string">
            <text:p text:style-name="P3"><text:s/>I’m ready!</text:p>
          </table:table-cell>
        </table:table-row>
        <table:table-row table:style-name="TableLine94282063150608">
          <table:table-cell table:style-name="Table1.A2" office:value-type="string">
            <text:p text:style-name="Table_20_Contents">- <text:span text:style-name="T1">Ask grammatically correct questions</text:span></text:p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282063151568">
          <table:table-cell table:style-name="Table1.A2" office:value-type="string">
            <text:p text:style-name="Table_20_Contents">- <text:span text:style-name="T1">Use tenses correctly</text:span></text:p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282063152096">
          <table:table-cell table:style-name="Table1.A2" office:value-type="string">
            <text:p text:style-name="Table_20_Contents">-<text:span text:style-name="T1">Ask for/ give the time/ the date correctly</text:span></text:p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282063152816">
          <table:table-cell table:style-name="Table1.A2" office:value-type="string">
            <text:p text:style-name="Table_20_Contents">- <text:span text:style-name="T1">Make a professional appointment</text:span></text:p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282063153616">
          <table:table-cell table:style-name="Table1.A2" office:value-type="string">
            <text:p text:style-name="Table_20_Contents">- <text:span text:style-name="T1">Talk about numbers</text:span></text:p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282063154368">
          <table:table-cell table:style-name="Table1.A2" office:value-type="string">
            <text:p text:style-name="Table_20_Contents">- <text:span text:style-name="T1">Use appropriate/ specific vocabulary</text:span></text:p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282063155168">
          <table:table-cell table:style-name="Table1.A2" office:value-type="string">
            <text:p text:style-name="Table_20_Contents">- <text:span text:style-name="T1">Spell (names, places…)</text:span></text:p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282063155968">
          <table:table-cell table:style-name="Table1.A2" office:value-type="string">
            <text:p text:style-name="Table_20_Contents">- <text:span text:style-name="T1">Ask </text:span><text:span text:style-name="T2">something politely</text:span></text:p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282063156688">
          <table:table-cell table:style-name="Table1.A2" office:value-type="string">
            <text:p text:style-name="Table_20_Contents">- <text:span text:style-name="T2">Start and end a conversation </text:span></text:p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282063157488">
          <table:table-cell table:style-name="Table1.A2" office:value-type="string">
            <text:p text:style-name="Table_20_Contents">-<text:span text:style-name="T3">Introduce yourself politely and clearly</text:span></text:p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282063158288">
          <table:table-cell table:style-name="Table1.A12" office:value-type="string">
            <text:p text:style-name="Table_20_Contents">- <text:span text:style-name="T3">Ask people to repeat/ speak louder etc…</text:span></text:p>
            <text:p text:style-name="Table_20_Contents"/>
          </table:table-cell>
          <table:table-cell table:style-name="Table1.B1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8T11:21:33.124456975</meta:creation-date>
    <dc:date>2022-11-06T17:13:59.002917009</dc:date>
    <meta:editing-duration>P1DT10H33M46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1" meta:paragraph-count="18" meta:word-count="148" meta:character-count="818" meta:non-whitespace-character-count="674"/>
  </office:meta>
</office:document-meta>
</file>